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4_10-27-07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4_11-09-0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4_14-20-44_000.jpg</text:p>
          </table:table-cell>
          <table:table-cell table:style-name="ce20" office:value-type="string">
            <text:p>:m music / log / kb / || s.1:genr=res+et-N,sc=dorian,key=F,RH=arpeggio;grip,LH=arpeggio;grip,for=finger-movement;LR-different-pattern</text:p>
          </table:table-cell>
          <table:table-cell table:style-name="ce32"/>
          <table:table-cell table:style-name="ce3"/>
          <table:table-cell table:style-name="ce3" office:value-type="string">
            <text:p>N-35-35-28.312683 E-139-34-49.270019</text:p>
          </table:table-cell>
          <table:table-cell table:style-name="ce33" table:formula="of:=IF([.E4]=&quot;&quot;;[.C4];CONCATENATE([.C4];&quot; / &quot;;[.E4]))" office:value-type="string" office:string-value=":m music / log / kb / || s.1:genr=res+et-N,sc=dorian,key=F,RH=arpeggio;grip,LH=arpeggio;grip,for=finger-movement;LR-different-pattern">
            <text:p>:m music / log / kb / || s.1:genr=res+et-N,sc=dorian,key=F,RH=arpeggio;grip,LH=arpeggio;grip,for=finger-movement;LR-different-pattern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4_15-48-29_000.jpg</text:p>
          </table:table-cell>
          <table:table-cell table:style-name="ce20" office:value-type="string">
            <text:p>:m RES 1*1 / free# JVEMV6 37#23_34 / 37. miscs of miscs / 23. CO2 / glycerol</text:p>
          </table:table-cell>
          <table:table-cell table:style-name="ce24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5]=&quot;&quot;;[.C5];CONCATENATE([.C5];&quot; / &quot;;[.E5]))" office:value-type="string" office:string-value=":m RES 1*1 / free# JVEMV6 37#23_34 / 37. miscs of miscs / 23. CO2 / glycerol">
            <text:p>:m RES 1*1 / free# JVEMV6 37#23_34 / 37. miscs of miscs / 23. CO2 / glycerol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4_19-12-13_000.jpg</text:p>
          </table:table-cell>
          <table:table-cell table:style-name="ce15" office:value-type="string">
            <text:p>:m music / log / kb / || s.1:genr=memo,key=C,video=vid-6:4.0~,memo=+,for=position-table</text:p>
          </table:table-cell>
          <table:table-cell table:style-name="ce24"/>
          <table:table-cell table:style-name="ce3"/>
          <table:table-cell table:style-name="ce3"/>
          <table:table-cell table:style-name="ce33" table:formula="of:=IF([.E6]=&quot;&quot;;[.C6];CONCATENATE([.C6];&quot; / &quot;;[.E6]))" office:value-type="string" office:string-value=":m music / log / kb / || s.1:genr=memo,key=C,video=vid-6:4.0~,memo=+,for=position-table">
            <text:p>:m music / log / kb / || s.1:genr=memo,key=C,video=vid-6:4.0~,memo=+,for=position-table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4_20-48-02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697204 E-139-34-49.215087</text:p>
          </table:table-cell>
          <table:table-cell table:style-name="ce33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5_01-51-07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532409 E-139-34-49.599609</text:p>
          </table:table-cell>
          <table:table-cell table:style-name="ce33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5_01-51-15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532409 E-139-34-49.599609</text:p>
          </table:table-cell>
          <table:table-cell table:style-name="ce33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5_07-25-5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5_08-26-28_000.jpg</text:p>
          </table:table-cell>
          <table:table-cell table:style-name="ce15" office:value-type="string">
            <text:p>:m music / log / kb / || s.1:genr=res,key=B,other=添える音を見つける,score=+,for=c.p. || s.2:genr=res,key=B,other=添える音を見つける;別バージョン,score=+,for=c.p.,sound=054</text:p>
          </table:table-cell>
          <table:table-cell table:style-name="ce16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m music / log / kb / || s.1:genr=res,key=B,other=添える音を見つける,score=+,for=c.p. || s.2:genr=res,key=B,other=添える音を見つける;別バージョン,score=+,for=c.p.,sound=054">
            <text:p>:m music / log / kb / || s.1:genr=res,key=B,other=添える音を見つける,score=+,for=c.p. || s.2:genr=res,key=B,other=添える音を見つける;別バージョン,score=+,for=c.p.,sound=054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5_08-28-43_000.jpg</text:p>
          </table:table-cell>
          <table:table-cell table:style-name="ce20" office:value-type="string">
            <text:p>:m :th / ユダヤ人たちは、イエズスを受け入れなかった；ゆえに、迫害されて当然だ；関係ねえだろ？</text:p>
          </table:table-cell>
          <table:table-cell table:style-name="ce17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3" table:formula="of:=IF([.E12]=&quot;&quot;;[.C12];CONCATENATE([.C12];&quot; / &quot;;[.E12]))" office:value-type="string" office:string-value=":m :th / ユダヤ人たちは、イエズスを受け入れなかった；ゆえに、迫害されて当然だ；関係ねえだろ？">
            <text:p>:m :th / ユダヤ人たちは、イエズスを受け入れなかった；ゆえに、迫害されて当然だ；関係ねえだろ？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5_08-28-52_000.jpg</text:p>
          </table:table-cell>
          <table:table-cell table:style-name="ce15" office:value-type="string">
            <text:p>:m :i 1*1 / dessin / 対象を理解するために、デッサンする；オートバイ、正面のデッサン；スイッチはどこそこにある</text:p>
          </table:table-cell>
          <table:table-cell table:style-name="ce17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3" table:formula="of:=IF([.E13]=&quot;&quot;;[.C13];CONCATENATE([.C13];&quot; / &quot;;[.E13]))" office:value-type="string" office:string-value=":m :i 1*1 / dessin / 対象を理解するために、デッサンする；オートバイ、正面のデッサン；スイッチはどこそこにある">
            <text:p>:m :i 1*1 / dessin / 対象を理解するために、デッサンする；オートバイ、正面のデッサン；スイッチはどこそこにあ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5_08-50-19_000.jpg</text:p>
          </table:table-cell>
          <table:table-cell table:style-name="ce15" office:value-type="string">
            <text:p>:PHOTO 記録しておきたいもの / @小高さんの庭 / カーペットを干してある；英語の文章がプリントされている</text:p>
          </table:table-cell>
          <table:table-cell table:style-name="ce6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3" table:formula="of:=IF([.E14]=&quot;&quot;;[.C14];CONCATENATE([.C14];&quot; / &quot;;[.E14]))" office:value-type="string" office:string-value=":PHOTO 記録しておきたいもの / @小高さんの庭 / カーペットを干してある；英語の文章がプリントされている">
            <text:p>:PHOTO 記録しておきたいもの / @小高さんの庭 / カーペットを干してある；英語の文章がプリントされてい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4_14-07-32_000.mp4</text:p>
          </table:table-cell>
          <table:table-cell table:style-name="ce15" office:value-type="string">
            <text:p>:VIDEO / @自宅 / メモ / kb,keyboard / 演奏、play / k-2020-0604-1 / genr=f-N,key=F,chor=F;B♭,RH=melody,LH=grip:moving,sound=036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IDEO / @自宅 / メモ / kb,keyboard / 演奏、play / k-2020-0604-1 / genr=f-N,key=F,chor=F;B♭,RH=melody,LH=grip:moving,sound=036">
            <text:p>:VIDEO / @自宅 / メモ / kb,keyboard / 演奏、play / k-2020-0604-1 / genr=f-N,key=F,chor=F;B♭,RH=melody,LH=grip:moving,sound=036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4_14-15-36_000.mp4</text:p>
          </table:table-cell>
          <table:table-cell table:style-name="ce15" office:value-type="string">
            <text:p>:VIDEO / @自宅 / メモ / kb,keyboard / 演奏、play / k-2020-0604-2 / genr=f-N:jazz,key=C,chor=C;F,RH=melody,LH=grip,tempo=90,sound=036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VIDEO / @自宅 / メモ / kb,keyboard / 演奏、play / k-2020-0604-2 / genr=f-N:jazz,key=C,chor=C;F,RH=melody,LH=grip,tempo=90,sound=036">
            <text:p>:VIDEO / @自宅 / メモ / kb,keyboard / 演奏、play / k-2020-0604-2 / genr=f-N:jazz,key=C,chor=C;F,RH=melody,LH=grip,tempo=90,sound=036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4_17-38-44_000.mid</text:p>
          </table:table-cell>
          <table:table-cell table:style-name="ce6" office:value-type="string">
            <text:p>:in-mid / app=perfect-piano / 演奏、play / id-2020-0604-1 / category=melody,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in-mid / app=perfect-piano / 演奏、play / id-2020-0604-1 / category=melody,inst=piano">
            <text:p>:in-mid / app=perfect-piano / 演奏、play / id-2020-0604-1 / category=melody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4_18-32-32_000.mp4</text:p>
          </table:table-cell>
          <table:table-cell table:style-name="ce15" office:value-type="string">
            <text:p>:VIDEO / @自宅 / メモ / kb,keyboard / 演奏、play / k-2020-0604-3 / genr=f-N,key=C,chor=CM7;FM7;,other=Re+,tempo=60,cp=CM7-FM7;G/D-Am/C-D-G/D(1M7-4M7;5/5-6m/3m-2-5/5)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IDEO / @自宅 / メモ / kb,keyboard / 演奏、play / k-2020-0604-3 / genr=f-N,key=C,chor=CM7;FM7;,other=Re+,tempo=60,cp=CM7-FM7;G/D-Am/C-D-G/D(1M7-4M7;5/5-6m/3m-2-5/5)">
            <text:p>:VIDEO / @自宅 / メモ / kb,keyboard / 演奏、play / k-2020-0604-3 / genr=f-N,key=C,chor=CM7;FM7;,other=Re+,tempo=60,cp=CM7-FM7;G/D-Am/C-D-G/D(1M7-4M7;5/5-6m/3m-2-5/5)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4_19-05-51_000.mp4</text:p>
          </table:table-cell>
          <table:table-cell table:style-name="ce15" office:value-type="string">
            <text:p>:VIDEO / @自宅 / メモ / kb,keyboard / 演奏、play / k-2020-0604-4 / genr=f-N,key=C,chor=CM7;Dm7;Em7;FM7,video=vid-6:chromatic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IDEO / @自宅 / メモ / kb,keyboard / 演奏、play / k-2020-0604-4 / genr=f-N,key=C,chor=CM7;Dm7;Em7;FM7,video=vid-6:chromatic">
            <text:p>:VIDEO / @自宅 / メモ / kb,keyboard / 演奏、play / k-2020-0604-4 / genr=f-N,key=C,chor=CM7;Dm7;Em7;FM7,video=vid-6:chromatic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5_08-05-47_000.mp4</text:p>
          </table:table-cell>
          <table:table-cell table:style-name="ce15" office:value-type="string">
            <text:p>:VIDEO / @自宅 / メモ / kb,keyboard / 演奏、play / k-2020-0604-5 / genr=f-N:jazz,key=C,chor=C7;F7,RH=melody,LH=grip,sound=054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VIDEO / @自宅 / メモ / kb,keyboard / 演奏、play / k-2020-0604-5 / genr=f-N:jazz,key=C,chor=C7;F7,RH=melody,LH=grip,sound=054">
            <text:p>:VIDEO / @自宅 / メモ / kb,keyboard / 演奏、play / k-2020-0604-5 / genr=f-N:jazz,key=C,chor=C7;F7,RH=melody,LH=grip,sound=05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5_08-20-00_000.mp4</text:p>
          </table:table-cell>
          <table:table-cell table:style-name="ce15" office:value-type="string">
            <text:p>:VIDEO / @自宅 / メモ / kb,keyboard / 演奏、play / k-2020-0604-6 / genr=res,key=B,RH=~,LH=melody,other=添える音を見つける,score=+,for=c.p.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IDEO / @自宅 / メモ / kb,keyboard / 演奏、play / k-2020-0604-6 / genr=res,key=B,RH=~,LH=melody,other=添える音を見つける,score=+,for=c.p.">
            <text:p>:VIDEO / @自宅 / メモ / kb,keyboard / 演奏、play / k-2020-0604-6 / genr=res,key=B,RH=~,LH=melody,other=添える音を見つける,score=+,for=c.p.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5_08-23-44_000.mp4</text:p>
          </table:table-cell>
          <table:table-cell table:style-name="ce15" office:value-type="string">
            <text:p>:VIDEO / @自宅 / メモ / kb,keyboard / 演奏、play / k-2020-0604-7 / genr=res,key=B,RH=~,LH=melody,other=添える音を見つける,score=+,for=c.p.,ref=<text:a xlink:href="../../../../../../../../2020-06-05_08-20-00_000.mp4">file:2020-06-05_08-20-00_000.mp4</text:a>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IDEO / @自宅 / メモ / kb,keyboard / 演奏、play / k-2020-0604-7 / genr=res,key=B,RH=~,LH=melody,other=添える音を見つける,score=+,for=c.p.,ref=file:2020-06-05_08-20-00_000.mp4">
            <text:p>:VIDEO / @自宅 / メモ / kb,keyboard / 演奏、play / k-2020-0604-7 / genr=res,key=B,RH=~,LH=melody,other=添える音を見つける,score=+,for=c.p.,ref=file:2020-06-05_08-20-00_000.mp4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2020/06/05</text:date>, <text:time>10:4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5T10:48:38.67</dc:date>
    <dc:creator>iwabuchi ken</dc:creator>
    <meta:editing-duration>P21DT15H30M15S</meta:editing-duration>
    <meta:editing-cycles>8452</meta:editing-cycles>
    <meta:document-statistic meta:table-count="1" meta:cell-count="445" meta:object-count="0"/>
  </office:meta>
</office:document-meta>
</file>